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distance_in</text:p>
          </table:table-cell>
          <table:table-cell office:value-type="string" calcext:value-type="string">
            <text:p>ball.x</text:p>
          </table:table-cell>
          <table:table-cell office:value-type="string" calcext:value-type="string">
            <text:p>ball.y</text:p>
          </table:table-cell>
          <table:table-cell office:value-type="string" calcext:value-type="string">
            <text:p>screen.x</text:p>
          </table:table-cell>
          <table:table-cell office:value-type="string" calcext:value-type="string">
            <text:p>screen.y</text:p>
          </table:table-cell>
          <table:table-cell office:value-type="string" calcext:value-type="string">
            <text:p>screen.a</text:p>
          </table:table-cell>
          <table:table-cell office:value-type="string" calcext:value-type="string">
            <text:p>screen.t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SIN(RADIANS([.A2]))*[.B2]" office:value-type="float" office:value="0" calcext:value-type="float">
            <text:p>0</text:p>
          </table:table-cell>
          <table:table-cell table:formula="of:=COS(RADIANS([.A2]))*[.B2]" office:value-type="float" office:value="30" calcext:value-type="float">
            <text:p>30</text:p>
          </table:table-cell>
          <table:table-cell office:value-type="float" office:value="0.51" calcext:value-type="float">
            <text:p>0.51</text:p>
          </table:table-cell>
          <table:table-cell office:value-type="float" office:value="0.131" calcext:value-type="float">
            <text:p>0.131</text:p>
          </table:table-cell>
          <table:table-cell office:value-type="float" office:value="31000" calcext:value-type="float">
            <text:p>31000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SIN(RADIANS([.A3]))*[.B3]" office:value-type="float" office:value="0" calcext:value-type="float">
            <text:p>0</text:p>
          </table:table-cell>
          <table:table-cell table:formula="of:=COS(RADIANS([.A3]))*[.B3]" office:value-type="float" office:value="45" calcext:value-type="float">
            <text:p>45</text:p>
          </table:table-cell>
          <table:table-cell office:value-type="float" office:value="0.488" calcext:value-type="float">
            <text:p>0.488</text:p>
          </table:table-cell>
          <table:table-cell office:value-type="float" office:value="0.285" calcext:value-type="float">
            <text:p>0.285</text:p>
          </table:table-cell>
          <table:table-cell office:value-type="float" office:value="16200" calcext:value-type="float">
            <text:p>16200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SIN(RADIANS([.A4]))*[.B4]" office:value-type="float" office:value="0" calcext:value-type="float">
            <text:p>0</text:p>
          </table:table-cell>
          <table:table-cell table:formula="of:=COS(RADIANS([.A4]))*[.B4]" office:value-type="float" office:value="60" calcext:value-type="float">
            <text:p>60</text:p>
          </table:table-cell>
          <table:table-cell office:value-type="float" office:value="0.486" calcext:value-type="float">
            <text:p>0.486</text:p>
          </table:table-cell>
          <table:table-cell office:value-type="float" office:value="0.386" calcext:value-type="float">
            <text:p>0.386</text:p>
          </table:table-cell>
          <table:table-cell office:value-type="float" office:value="9600" calcext:value-type="float">
            <text:p>960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SIN(RADIANS([.A5]))*[.B5]" office:value-type="float" office:value="0" calcext:value-type="float">
            <text:p>0</text:p>
          </table:table-cell>
          <table:table-cell table:formula="of:=COS(RADIANS([.A5]))*[.B5]" office:value-type="float" office:value="90" calcext:value-type="float">
            <text:p>90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3400" calcext:value-type="float">
            <text:p>3400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SIN(RADIANS([.A6]))*[.B6]" office:value-type="float" office:value="0" calcext:value-type="float">
            <text:p>0</text:p>
          </table:table-cell>
          <table:table-cell table:formula="of:=COS(RADIANS([.A6]))*[.B6]" office:value-type="float" office:value="120" calcext:value-type="float">
            <text:p>120</text:p>
          </table:table-cell>
          <table:table-cell office:value-type="float" office:value="0.482" calcext:value-type="float">
            <text:p>0.482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SIN(RADIANS([.A7]))*[.B7]" office:value-type="float" office:value="7.76457135307562" calcext:value-type="float">
            <text:p>7.76457135307562</text:p>
          </table:table-cell>
          <table:table-cell table:formula="of:=COS(RADIANS([.A7]))*[.B7]" office:value-type="float" office:value="28.9777747886721" calcext:value-type="float">
            <text:p>28.9777747886721</text:p>
          </table:table-cell>
          <table:table-cell office:value-type="float" office:value="0.621" calcext:value-type="float">
            <text:p>0.621</text:p>
          </table:table-cell>
          <table:table-cell office:value-type="float" office:value="0.132" calcext:value-type="float">
            <text:p>0.132</text:p>
          </table:table-cell>
          <table:table-cell office:value-type="float" office:value="29000" calcext:value-type="float">
            <text:p>29000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SIN(RADIANS([.A8]))*[.B8]" office:value-type="float" office:value="11.6468570296134" calcext:value-type="float">
            <text:p>11.6468570296134</text:p>
          </table:table-cell>
          <table:table-cell table:formula="of:=COS(RADIANS([.A8]))*[.B8]" office:value-type="float" office:value="43.4666621830081" calcext:value-type="float">
            <text:p>43.4666621830081</text:p>
          </table:table-cell>
          <table:table-cell office:value-type="float" office:value="0.633" calcext:value-type="float">
            <text:p>0.633</text:p>
          </table:table-cell>
          <table:table-cell office:value-type="float" office:value="0.289" calcext:value-type="float">
            <text:p>0.289</text:p>
          </table:table-cell>
          <table:table-cell office:value-type="float" office:value="16000" calcext:value-type="float">
            <text:p>160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SIN(RADIANS([.A9]))*[.B9]" office:value-type="float" office:value="15.5291427061512" calcext:value-type="float">
            <text:p>15.5291427061512</text:p>
          </table:table-cell>
          <table:table-cell table:formula="of:=COS(RADIANS([.A9]))*[.B9]" office:value-type="float" office:value="57.9555495773441" calcext:value-type="float">
            <text:p>57.9555495773441</text:p>
          </table:table-cell>
          <table:table-cell office:value-type="float" office:value="0.629" calcext:value-type="float">
            <text:p>0.629</text:p>
          </table:table-cell>
          <table:table-cell office:value-type="float" office:value="0.384" calcext:value-type="float">
            <text:p>0.384</text:p>
          </table:table-cell>
          <table:table-cell office:value-type="float" office:value="9000" calcext:value-type="float">
            <text:p>9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formula="of:=SIN(RADIANS([.A10]))*[.B10]" office:value-type="float" office:value="23.2937140592269" calcext:value-type="float">
            <text:p>23.2937140592269</text:p>
          </table:table-cell>
          <table:table-cell table:formula="of:=COS(RADIANS([.A10]))*[.B10]" office:value-type="float" office:value="86.9333243660162" calcext:value-type="float">
            <text:p>86.9333243660162</text:p>
          </table:table-cell>
          <table:table-cell office:value-type="float" office:value="0.63" calcext:value-type="float">
            <text:p>0.63</text:p>
          </table:table-cell>
          <table:table-cell office:value-type="float" office:value="0.49" calcext:value-type="float">
            <text:p>0.49</text:p>
          </table:table-cell>
          <table:table-cell office:value-type="float" office:value="3800" calcext:value-type="float">
            <text:p>3800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formula="of:=SIN(RADIANS([.A11]))*[.B11]" office:value-type="float" office:value="31.0582854123025" calcext:value-type="float">
            <text:p>31.0582854123025</text:p>
          </table:table-cell>
          <table:table-cell table:formula="of:=COS(RADIANS([.A11]))*[.B11]" office:value-type="float" office:value="115.911099154688" calcext:value-type="float">
            <text:p>115.911099154688</text:p>
          </table:table-cell>
          <table:table-cell office:value-type="float" office:value="0.63" calcext:value-type="float">
            <text:p>0.63</text:p>
          </table:table-cell>
          <table:table-cell office:value-type="float" office:value="0.547" calcext:value-type="float">
            <text:p>0.547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formula="of:=SIN(RADIANS([.A12]))*[.B12]" office:value-type="float" office:value="38.8228567653781" calcext:value-type="float">
            <text:p>38.8228567653781</text:p>
          </table:table-cell>
          <table:table-cell table:formula="of:=COS(RADIANS([.A12]))*[.B12]" office:value-type="float" office:value="144.88887394336" calcext:value-type="float">
            <text:p>144.88887394336</text:p>
          </table:table-cell>
          <table:table-cell office:value-type="float" office:value="0.627" calcext:value-type="float">
            <text:p>0.627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formula="of:=SIN(RADIANS([.A13]))*[.B13]" office:value-type="float" office:value="15" calcext:value-type="float">
            <text:p>15</text:p>
          </table:table-cell>
          <table:table-cell table:formula="of:=COS(RADIANS([.A13]))*[.B13]" office:value-type="float" office:value="25.9807621135332" calcext:value-type="float">
            <text:p>25.9807621135332</text:p>
          </table:table-cell>
          <table:table-cell office:value-type="float" office:value="0.764" calcext:value-type="float">
            <text:p>0.764</text:p>
          </table:table-cell>
          <table:table-cell office:value-type="float" office:value="0.126" calcext:value-type="float">
            <text:p>0.126</text:p>
          </table:table-cell>
          <table:table-cell office:value-type="float" office:value="29000" calcext:value-type="float">
            <text:p>29000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formula="of:=SIN(RADIANS([.A14]))*[.B14]" office:value-type="float" office:value="22.5" calcext:value-type="float">
            <text:p>22.5</text:p>
          </table:table-cell>
          <table:table-cell table:formula="of:=COS(RADIANS([.A14]))*[.B14]" office:value-type="float" office:value="38.9711431702997" calcext:value-type="float">
            <text:p>38.9711431702997</text:p>
          </table:table-cell>
          <table:table-cell office:value-type="float" office:value="0.776" calcext:value-type="float">
            <text:p>0.776</text:p>
          </table:table-cell>
          <table:table-cell office:value-type="float" office:value="0.275" calcext:value-type="float">
            <text:p>0.275</text:p>
          </table:table-cell>
          <table:table-cell office:value-type="float" office:value="16000" calcext:value-type="float">
            <text:p>160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formula="of:=SIN(RADIANS([.A15]))*[.B15]" office:value-type="float" office:value="30" calcext:value-type="float">
            <text:p>30</text:p>
          </table:table-cell>
          <table:table-cell table:formula="of:=COS(RADIANS([.A15]))*[.B15]" office:value-type="float" office:value="51.9615242270663" calcext:value-type="float">
            <text:p>51.9615242270663</text:p>
          </table:table-cell>
          <table:table-cell office:value-type="float" office:value="0.778" calcext:value-type="float">
            <text:p>0.778</text:p>
          </table:table-cell>
          <table:table-cell office:value-type="float" office:value="0.378" calcext:value-type="float">
            <text:p>0.378</text:p>
          </table:table-cell>
          <table:table-cell office:value-type="float" office:value="9000" calcext:value-type="float">
            <text:p>9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formula="of:=SIN(RADIANS([.A16]))*[.B16]" office:value-type="float" office:value="45" calcext:value-type="float">
            <text:p>45</text:p>
          </table:table-cell>
          <table:table-cell table:formula="of:=COS(RADIANS([.A16]))*[.B16]" office:value-type="float" office:value="77.9422863405995" calcext:value-type="float">
            <text:p>77.9422863405995</text:p>
          </table:table-cell>
          <table:table-cell office:value-type="float" office:value="0.785" calcext:value-type="float">
            <text:p>0.785</text:p>
          </table:table-cell>
          <table:table-cell office:value-type="float" office:value="0.485" calcext:value-type="float">
            <text:p>0.485</text:p>
          </table:table-cell>
          <table:table-cell office:value-type="float" office:value="3000" calcext:value-type="float">
            <text:p>3000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formula="of:=SIN(RADIANS([.A17]))*[.B17]" office:value-type="float" office:value="60" calcext:value-type="float">
            <text:p>60</text:p>
          </table:table-cell>
          <table:table-cell table:formula="of:=COS(RADIANS([.A17]))*[.B17]" office:value-type="float" office:value="103.923048454133" calcext:value-type="float">
            <text:p>103.923048454133</text:p>
          </table:table-cell>
          <table:table-cell office:value-type="float" office:value="0.783" calcext:value-type="float">
            <text:p>0.783</text:p>
          </table:table-cell>
          <table:table-cell office:value-type="float" office:value="0.54" calcext:value-type="float">
            <text:p>0.54</text:p>
          </table:table-cell>
          <table:table-cell office:value-type="float" office:value="1700" calcext:value-type="float">
            <text:p>1700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formula="of:=SIN(RADIANS([.A18]))*[.B18]" office:value-type="float" office:value="75" calcext:value-type="float">
            <text:p>75</text:p>
          </table:table-cell>
          <table:table-cell table:formula="of:=COS(RADIANS([.A18]))*[.B18]" office:value-type="float" office:value="129.903810567666" calcext:value-type="float">
            <text:p>129.903810567666</text:p>
          </table:table-cell>
          <table:table-cell office:value-type="float" office:value="0.786" calcext:value-type="float">
            <text:p>0.786</text:p>
          </table:table-cell>
          <table:table-cell office:value-type="float" office:value="0.567" calcext:value-type="float">
            <text:p>0.5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IN(RADIANS([.A19]))*[.B19]" office:value-type="float" office:value="21.2132034355964" calcext:value-type="float">
            <text:p>21.2132034355964</text:p>
          </table:table-cell>
          <table:table-cell table:formula="of:=COS(RADIANS([.A19]))*[.B19]" office:value-type="float" office:value="21.2132034355964" calcext:value-type="float">
            <text:p>21.2132034355964</text:p>
          </table:table-cell>
          <table:table-cell office:value-type="float" office:value="0.898" calcext:value-type="float">
            <text:p>0.898</text:p>
          </table:table-cell>
          <table:table-cell office:value-type="float" office:value="0.106" calcext:value-type="float">
            <text:p>0.106</text:p>
          </table:table-cell>
          <table:table-cell office:value-type="float" office:value="24500" calcext:value-type="float">
            <text:p>2450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formula="of:=SIN(RADIANS([.A20]))*[.B20]" office:value-type="float" office:value="31.8198051533946" calcext:value-type="float">
            <text:p>31.8198051533946</text:p>
          </table:table-cell>
          <table:table-cell table:formula="of:=COS(RADIANS([.A20]))*[.B20]" office:value-type="float" office:value="31.8198051533946" calcext:value-type="float">
            <text:p>31.8198051533946</text:p>
          </table:table-cell>
          <table:table-cell office:value-type="float" office:value="0.917" calcext:value-type="float">
            <text:p>0.917</text:p>
          </table:table-cell>
          <table:table-cell office:value-type="float" office:value="0.247" calcext:value-type="float">
            <text:p>0.247</text:p>
          </table:table-cell>
          <table:table-cell office:value-type="float" office:value="16400" calcext:value-type="float">
            <text:p>16400</text:p>
          </table:table-cell>
          <table:table-cell office:value-type="float" office:value="21200" calcext:value-type="float">
            <text:p>212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formula="of:=SIN(RADIANS([.A21]))*[.B21]" office:value-type="float" office:value="42.4264068711929" calcext:value-type="float">
            <text:p>42.4264068711929</text:p>
          </table:table-cell>
          <table:table-cell table:formula="of:=COS(RADIANS([.A21]))*[.B21]" office:value-type="float" office:value="42.4264068711929" calcext:value-type="float">
            <text:p>42.4264068711929</text:p>
          </table:table-cell>
          <table:table-cell office:value-type="float" office:value="0.93" calcext:value-type="float">
            <text:p>0.93</text:p>
          </table:table-cell>
          <table:table-cell office:value-type="float" office:value="0.352" calcext:value-type="float">
            <text:p>0.352</text:p>
          </table:table-cell>
          <table:table-cell office:value-type="float" office:value="9500" calcext:value-type="float">
            <text:p>9500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SIN(RADIANS([.A22]))*[.B22]" office:value-type="float" office:value="63.6396103067893" calcext:value-type="float">
            <text:p>63.6396103067893</text:p>
          </table:table-cell>
          <table:table-cell table:formula="of:=COS(RADIANS([.A22]))*[.B22]" office:value-type="float" office:value="63.6396103067893" calcext:value-type="float">
            <text:p>63.6396103067893</text:p>
          </table:table-cell>
          <table:table-cell office:value-type="float" office:value="0.936" calcext:value-type="float">
            <text:p>0.936</text:p>
          </table:table-cell>
          <table:table-cell office:value-type="float" office:value="0.455" calcext:value-type="float">
            <text:p>0.455</text:p>
          </table:table-cell>
          <table:table-cell office:value-type="float" office:value="4000" calcext:value-type="float">
            <text:p>4000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table:formula="of:=SIN(RADIANS([.A23]))*[.B23]" office:value-type="float" office:value="84.8528137423857" calcext:value-type="float">
            <text:p>84.8528137423857</text:p>
          </table:table-cell>
          <table:table-cell table:formula="of:=COS(RADIANS([.A23]))*[.B23]" office:value-type="float" office:value="84.8528137423857" calcext:value-type="float">
            <text:p>84.8528137423857</text:p>
          </table:table-cell>
          <table:table-cell office:value-type="float" office:value="0.937" calcext:value-type="float">
            <text:p>0.937</text:p>
          </table:table-cell>
          <table:table-cell office:value-type="float" office:value="0.51" calcext:value-type="float">
            <text:p>0.51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table:formula="of:=SIN(RADIANS([.A24]))*[.B24]" office:value-type="float" office:value="106.066017177982" calcext:value-type="float">
            <text:p>106.066017177982</text:p>
          </table:table-cell>
          <table:table-cell table:formula="of:=COS(RADIANS([.A24]))*[.B24]" office:value-type="float" office:value="106.066017177982" calcext:value-type="float">
            <text:p>106.066017177982</text:p>
          </table:table-cell>
          <table:table-cell office:value-type="float" office:value="0.948" calcext:value-type="float">
            <text:p>0.948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bout 2.1 degrees high – recorded as 0 was actually -2.1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2:Sheet1.AMJ2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20:07:42.341459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3:59:29.767000000</meta:creation-date>
    <dc:date>2022-07-28T20:13:26.036520958</dc:date>
    <meta:editing-duration>PT1H8M55S</meta:editing-duration>
    <meta:editing-cycles>12</meta:editing-cycles>
    <meta:generator>LibreOffice/6.4.7.2$Linux_X86_64 LibreOffice_project/40$Build-2</meta:generator>
    <meta:document-statistic meta:table-count="1" meta:cell-count="185" meta:object-count="0"/>
  </office:meta>
</office:document-meta>
</file>